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824cm" svg:height="8.338cm" svg:x="0.2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3:27:34.142680187</dc:date>
    <meta:editing-duration>PT3M12S</meta:editing-duration>
    <meta:editing-cycles>20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825cm" svg:height="8.339cm" xlink:href="." xlink:type="simple" chart:class="chart:scatter" chart:style-name="ch1">
        <chart:plot-area chart:style-name="ch2" chart:data-source-has-labels="both" svg:x="0.296cm" svg:y="0.166cm" svg:width="14.233cm" svg:height="8.007cm">
          <chartooo:coordinate-region svg:x="0.838cm" svg:y="0.366cm" svg:width="13.597cm" svg:height="7.608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